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ameAs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Desires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5"/>
          <table:table-cell table:formula="of:=COUNTIF([.F2:.F2100];&quot;=NONE&quot;)" office:value-type="float" office:value="1312" calcext:value-type="float">
            <text:p>1312</text:p>
          </table:table-cell>
          <table:table-cell table:formula="of:=2100-[.F2101]" office:value-type="float" office:value="788" calcext:value-type="float">
            <text:p>788</text:p>
          </table:table-cell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3:46:10.464793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5:11:31.649565810</dc:date>
    <meta:editing-duration>PT2H38M12S</meta:editing-duration>
    <meta:editing-cycles>36</meta:editing-cycles>
    <meta:generator>LibreOffice/6.0.6.2$Linux_X86_64 LibreOffice_project/00m0$Build-2</meta:generator>
    <meta:document-statistic meta:table-count="2" meta:cell-count="11429" meta:object-count="0"/>
  </office:meta>
</office:document-meta>
</file>